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604in" fo:margin-left="-0.0813in" fo:margin-top="0in" fo:margin-bottom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.7389in"/>
    </style:style>
    <style:style style:name="Table1.C" style:family="table-column">
      <style:table-column-properties style:column-width="1.334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2" style:family="table-row">
      <style:table-row-properties style:min-row-height="0.2917in" fo:keep-together="auto"/>
    </style:style>
    <style:style style:name="Table1.3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aročnik: </text:span></text:p>
      <text:p text:style-name="P2">Etažni lastniki Eda center Nova Gorica</text:p>
      <text:p text:style-name="P2">Delpinova ulica 18 A, B, C</text:p>
      <text:p text:style-name="P2">5000 Nova Gorica</text:p>
      <text:p text:style-name="P1"/>
      <text:p text:style-name="P1"/>
      <text:p text:style-name="P1"/>
      <text:p text:style-name="P2"><text:span text:style-name="T2">{{ print_data.plan.oznaka }}</text:span></text:p>
      <text:p text:style-name="P2"><text:span text:style-name="T2">{{ print_data.plan.naziv }}</text:span></text:p>
      <text:p text:style-name="P3"/>
      <text:p text:style-name="P3"/>
      <text:p text:style-name="P1">{% regroup print_data.planirano_opravilo_list by osnova as osnova_list %}{% for osnova in osnova_list %}</text:p>
      <text:p text:style-name="P1"><text:span text:style-name="T1">{{ osnova.grouper.oznaka }} {{ osnova.grouper.naziv }}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5"><text:span text:style-name="T1">Oznaka</text:span></text:p>
          </table:table-cell>
          <table:table-cell table:style-name="Table1.A1" office:value-type="string">
            <text:p text:style-name="P5"><text:span text:style-name="T1">Naziv</text:span></text:p>
          </table:table-cell>
          <table:table-cell table:style-name="Table1.A1" office:value-type="string">
            <text:p text:style-name="P5"><text:span text:style-name="T1">Perioda</text:span></text:p>
          </table:table-cell>
        </table:table-row>
        <table:table-row table:style-name="Table1.2">
          <table:table-cell table:style-name="Table1.A1" office:value-type="string">
            <text:p text:style-name="P1">{% for object in osnova.list %}{{ object.oznaka }}</text:p>
          </table:table-cell>
          <table:table-cell table:style-name="Table1.A1" office:value-type="string">
            <text:p text:style-name="P1">{{ object.naziv }}</text:p>
            <text:p text:style-name="P1"/>
            <text:p text:style-name="P1"><text:span text:style-name="T1">Obseg:</text:span> {{ object.obseg }}</text:p>
            <text:p text:style-name="P1"/>
            <text:p text:style-name="P1">{% if object.opomba %}<text:span text:style-name="T1">Opomba:</text:span> {{ object.opomba }}{% endif %}</text:p>
          </table:table-cell>
          <table:table-cell table:style-name="Table1.A1" office:value-type="string">
            <text:p text:style-name="P1">{{object.perioda_predpisana_enota}} x {{object.perioda_predpisana_enota_kolicina}}</text:p>
          </table:table-cell>
        </table:table-row>
        <table:table-row table:style-name="Table1.3">
          <table:table-cell table:style-name="Table1.A1" office:value-type="string">
            <text:p text:style-name="P1">{% endfor %}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><text:soft-page-break/></text:p>
      <text:p text:style-name="P1">{% endfor %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EDAFM, upravljanje stavb, d.o.o.</text:p>
        <text:p text:style-name="MP1">Delpinova ulica 18 B</text:p>
        <text:p text:style-name="MP1">5000 Nova Gorica</text:p>
      </style:header>
      <style:footer>
        <text:p text:style-name="MP1">Stran <text:page-number text:select-page="current">3</text:page-number> od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22" meta:word-count="92" meta:character-count="660" meta:non-whitespace-character-count="589"/>
    <meta:generator>LibreOfficeDev/5.1.0.3$Linux_X86_64 LibreOffice_project/</meta:generator>
  </office:meta>
</office:document-meta>
</file>